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800000008002A3DBE1FADF0AD9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351cm" table:align="margins" style:writing-mode="lr-tb"/>
    </style:style>
    <style:style style:name="Tabla1.A" style:family="table-column">
      <style:table-column-properties style:column-width="8.176cm" style:rel-column-width="32767*"/>
    </style:style>
    <style:style style:name="Tabla1.B" style:family="table-column">
      <style:table-column-properties style:column-width="8.176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351cm" table:align="margins" style:writing-mode="lr-tb"/>
    </style:style>
    <style:style style:name="Tabla2.A" style:family="table-column">
      <style:table-column-properties style:column-width="2.905cm" style:rel-column-width="11643*"/>
    </style:style>
    <style:style style:name="Tabla2.B" style:family="table-column">
      <style:table-column-properties style:column-width="13.446cm" style:rel-column-width="5389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officeooo:rsid="000a7b6c" officeooo:paragraph-rsid="000a7b6c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officeooo:paragraph-rsid="000bc332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officeooo:rsid="000a7b6c" officeooo:paragraph-rsid="000bc332" style:font-weight-asian="normal" style:font-weight-complex="normal"/>
    </style:style>
    <style:style style:name="P4" style:family="paragraph" style:parent-style-name="Standard">
      <style:text-properties style:font-name="Arial" fo:language="ca" fo:country="ES" officeooo:paragraph-rsid="0017f2be"/>
    </style:style>
    <style:style style:name="P5" style:family="paragraph" style:parent-style-name="Standard">
      <style:text-properties style:font-name="Arial" fo:font-size="10pt" fo:language="ca" fo:country="ES" fo:font-weight="normal" officeooo:rsid="000d0237" officeooo:paragraph-rsid="000bc332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language="ca" fo:country="ES" fo:font-weight="normal" officeooo:rsid="0017f2be" officeooo:paragraph-rsid="0017f2be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8" style:family="paragraph" style:parent-style-name="Footnote">
      <style:paragraph-properties fo:line-height="100%" style:snap-to-layout-grid="false"/>
    </style:style>
    <style:style style:name="P9" style:family="paragraph" style:parent-style-name="Footnote">
      <style:paragraph-properties fo:line-height="100%" style:snap-to-layout-grid="false"/>
      <style:text-properties officeooo:paragraph-rsid="00126f87"/>
    </style:style>
    <style:style style:name="P10" style:family="paragraph" style:parent-style-name="Footnote">
      <style:text-properties fo:font-size="5pt" style:font-size-asian="5pt"/>
    </style:style>
    <style:style style:name="P11" style:family="paragraph" style:parent-style-name="Text_20_body">
      <style:text-properties style:font-name="Arial" fo:font-size="10pt" fo:language="ca" fo:country="ES" fo:font-weight="bold" officeooo:rsid="0015989c" officeooo:paragraph-rsid="0015989c" style:font-size-asian="10pt" style:font-weight-asian="bold" style:font-size-complex="10pt" style:font-weight-complex="bold"/>
    </style:style>
    <style:style style:name="P12" style:family="paragraph" style:parent-style-name="Text_20_body">
      <style:text-properties style:font-name="Arial" fo:font-size="10pt" fo:language="ca" fo:country="ES" fo:font-weight="bold" officeooo:rsid="0015989c" officeooo:paragraph-rsid="0019f607" style:font-size-asian="10pt" style:font-weight-asian="bold" style:font-size-complex="10pt" style:font-weight-complex="bold"/>
    </style:style>
    <style:style style:name="P13" style:family="paragraph" style:parent-style-name="Text_20_body">
      <style:text-properties style:font-name="Arial" fo:font-size="10pt" fo:language="ca" fo:country="ES" fo:font-weight="bold" officeooo:rsid="0015989c" officeooo:paragraph-rsid="0017f2be" style:font-size-asian="10pt" style:font-weight-asian="bold" style:font-size-complex="10pt" style:font-weight-complex="bold"/>
    </style:style>
    <style:style style:name="P14" style:family="paragraph" style:parent-style-name="Text_20_body">
      <style:text-properties style:font-name="Arial" fo:font-size="10pt" fo:language="ca" fo:country="ES" fo:font-weight="normal" officeooo:rsid="0017f2be" officeooo:paragraph-rsid="0017f2be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Arial" fo:font-size="10pt" fo:language="ca" fo:country="ES" fo:font-weight="normal" officeooo:rsid="0012ef46" officeooo:paragraph-rsid="00109f40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Arial" fo:font-size="10pt" fo:language="ca" fo:country="ES" fo:font-weight="normal" officeooo:rsid="000d5e4b" officeooo:paragraph-rsid="00109f40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Arial" fo:font-size="10pt" fo:language="ca" fo:country="ES" fo:font-weight="normal" officeooo:rsid="0019f607" officeooo:paragraph-rsid="0019f607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Arial" fo:font-size="10pt" officeooo:rsid="0017f2be" officeooo:paragraph-rsid="0017f2be" style:font-size-asian="10pt" style:font-size-complex="10pt"/>
    </style:style>
    <style:style style:name="P19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Arial" fo:font-size="10pt" fo:font-weight="normal" officeooo:rsid="0017f2be" officeooo:paragraph-rsid="0017f2be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break-before="page"/>
      <style:text-properties style:font-name="Arial" fo:font-size="10pt" fo:language="ca" fo:country="ES" fo:font-weight="bold" officeooo:rsid="0015989c" officeooo:paragraph-rsid="0017f2be" style:font-size-asian="10pt" style:font-weight-asian="bold" style:font-size-complex="10pt" style:font-weight-complex="bold"/>
    </style:style>
    <style:style style:name="P22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17f2be" style:font-size-asian="14pt" style:font-name-complex="Arial" style:font-size-complex="14pt"/>
    </style:style>
    <style:style style:name="P23" style:family="paragraph" style:parent-style-name="Text_20_body" style:list-style-name="L1">
      <style:text-properties style:font-name="Arial" fo:font-size="10pt" fo:language="ca" fo:country="ES" fo:font-weight="normal" officeooo:rsid="0017f2be" officeooo:paragraph-rsid="0017f2be" style:font-size-asian="10pt" style:font-weight-asian="normal" style:font-size-complex="10pt" style:font-weight-complex="normal"/>
    </style:style>
    <style:style style:name="P24" style:family="paragraph" style:parent-style-name="Text_20_body" style:list-style-name="L2">
      <style:text-properties style:font-name="Arial" fo:font-size="10pt" fo:language="ca" fo:country="ES" fo:font-weight="normal" officeooo:rsid="0019f607" officeooo:paragraph-rsid="0019f607" style:font-size-asian="10pt" style:font-weight-asian="normal" style:font-size-complex="10pt" style:font-weight-complex="normal"/>
    </style:style>
    <style:style style:name="T1" style:family="text">
      <style:text-properties officeooo:rsid="000bc332"/>
    </style:style>
    <style:style style:name="T2" style:family="text">
      <style:text-properties officeooo:rsid="00146ddf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5" style:family="text">
      <style:text-properties fo:font-weight="normal" officeooo:rsid="000a7b6c" style:font-weight-asian="normal" style:font-weight-complex="normal"/>
    </style:style>
    <style:style style:name="T6" style:family="text">
      <style:text-properties fo:font-weight="normal" officeooo:rsid="000d0237" style:font-weight-asian="normal" style:font-weight-complex="normal"/>
    </style:style>
    <style:style style:name="T7" style:family="text">
      <style:text-properties fo:font-weight="normal" officeooo:rsid="00153475" style:font-weight-asian="normal" style:font-weight-complex="normal"/>
    </style:style>
    <style:style style:name="T8" style:family="text">
      <style:text-properties fo:font-weight="normal" officeooo:rsid="0017f2be" style:font-weight-asian="normal" style:font-weight-complex="normal"/>
    </style:style>
    <style:style style:name="T9" style:family="text">
      <style:text-properties officeooo:rsid="00164d74"/>
    </style:style>
    <style:style style:name="T10" style:family="text">
      <style:text-properties officeooo:rsid="0017f2b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4f8f" style:font-weight-asian="bold" style:font-weight-complex="bold"/>
    </style:style>
    <style:style style:name="T13" style:family="text">
      <style:text-properties officeooo:rsid="0019f6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àctica <text:span text:style-name="T10">2</text:span>: <text:span text:style-name="T10">Fases del desenvolupament d’aplicacions.</text:span></text:p>
      <text:p text:style-name="P4"><text:span text:style-name="T5">L’objectiu d’aquesta </text:span><text:span text:style-name="T6">pràctica és </text:span><text:span text:style-name="T7">validar l'assoliment dels conceptes teòrics treballats a classe sobre </text:span><text:span text:style-name="T8">les fases del desenvolupament d’aplicacions</text:span><text:span text:style-name="T5">.</text:span></text:p>
      <text:p text:style-name="P3"/>
      <text:p text:style-name="P5"/>
      <text:p text:style-name="P5"/>
      <text:p text:style-name="P6">Fes els següents exercicis <text:span text:style-name="T11">cercant informació </text:span><text:span text:style-name="T12">per</text:span><text:span text:style-name="T11"> Internet si cal</text:span>.</text:p>
      <text:p text:style-name="P6"/>
      <text:p text:style-name="P11">Exercici <text:span text:style-name="T9">1</text:span></text:p>
      <text:list xml:id="list2803294448" text:style-name="L1">
        <text:list-item>
          <text:p text:style-name="P23">A quina fase és aconsellable invertir més temps?</text:p>
        </text:list-item>
        <text:list-item>
          <text:p text:style-name="P23">En quin moment es realitza el testing de l’aplicació?</text:p>
        </text:list-item>
        <text:list-item>
          <text:p text:style-name="P23">Quins són els documents que s’haurien de generar en la fase d’implantació</text:p>
        </text:list-item>
        <text:list-item>
          <text:p text:style-name="P23">A quina fase es dimensiona l’equip ? Poden haver-hi variacions al llarg del temps? Qui n’és el responsable?</text:p>
        </text:list-item>
        <text:list-item>
          <text:p text:style-name="P23">Quina és la diferència entre anàlisi i disseny.</text:p>
        </text:list-item>
      </text:list>
      <text:p text:style-name="P16"/>
      <text:p text:style-name="P16"/>
      <text:p text:style-name="P16"/>
      <text:p text:style-name="P12">Exercici <text:span text:style-name="T9">2</text:span></text:p>
      <text:p text:style-name="P17">Descriu (inventa) un error per a cadascuna de les 6 fases de desenvolupament d'un programa que hem vist a classe (Planificació, Anàlisi, Disseny, Construcció, Implantació i Manteniment).</text:p>
      <text:p text:style-name="P16"/>
      <text:p text:style-name="P16"/>
      <text:p text:style-name="P16"/>
      <text:p text:style-name="P11">Exercici <text:span text:style-name="T13">3</text:span></text:p>
      <text:p text:style-name="P17">Digues en quina fase es desenvolupen els documents següents, i explica <text:span text:style-name="T11">amb una sola línia</text:span>, què contenen.</text:p>
      <text:list xml:id="list583218182" text:style-name="L2">
        <text:list-item>
          <text:p text:style-name="P24">Estudi de viabilitat</text:p>
        </text:list-item>
        <text:list-item>
          <text:p text:style-name="P24">Pla de projecte</text:p>
        </text:list-item>
        <text:list-item>
          <text:p text:style-name="P24">Document de Requeriments del sistema</text:p>
        </text:list-item>
        <text:list-item>
          <text:p text:style-name="P24">Document de proposta del sistema</text:p>
        </text:list-item>
        <text:list-item>
          <text:p text:style-name="P24">Document de disseny tècnic del sistema: Especificació del sistema</text:p>
        </text:list-item>
        <text:list-item>
          <text:p text:style-name="P24">Codi font i programari, BBDD, manuals d’implantació, manuals d’explotació, manuals d’usuari, documentació tècnica.</text:p>
        </text:list-item>
        <text:list-item>
          <text:p text:style-name="P24">Diari d’instal·lació.</text:p>
        </text:list-item>
        <text:list-item>
          <text:p text:style-name="P24">Sistema implantat i funcionant.</text:p>
        </text:list-item>
        <text:list-item>
          <text:p text:style-name="P24">Diari de manteniment.</text:p>
        </text:list-item>
        <text:list-item>
          <text:p text:style-name="P24">Registre d’incidències.</text:p>
        </text:list-item>
      </text:list>
      <text:p text:style-name="P15"/>
      <text:p text:style-name="P13"/>
      <text:p text:style-name="P21">Exercici <text:span text:style-name="T10">3</text:span></text:p>
      <text:p text:style-name="P14">Identifica a cada fase la/les persones que hi participen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Client</text:p>
          </table:table-cell>
          <table:table-cell table:style-name="Tabla1.B1" office:value-type="string">
            <text:p text:style-name="P18">Proveïdor de serveis</text:p>
          </table:table-cell>
        </table:table-row>
        <table:table-row>
          <table:table-cell table:style-name="Tabla1.A2" office:value-type="string">
            <text:p text:style-name="P20">director tècnic</text:p>
            <text:p text:style-name="P20">tècnic de sistemes</text:p>
            <text:p text:style-name="P20">responsable funcional</text:p>
            <text:p text:style-name="P20">usuaris</text:p>
            <text:p text:style-name="P20">beta-testers</text:p>
            <text:p text:style-name="P20">consultor d’usabilitat</text:p>
            <text:p text:style-name="P20">corrector</text:p>
            <text:p text:style-name="P20">dissenyador gràfic</text:p>
          </table:table-cell>
          <table:table-cell table:style-name="Tabla1.B2" office:value-type="string">
            <text:p text:style-name="P20">analista</text:p>
            <text:p text:style-name="P20">analista funcional</text:p>
            <text:p text:style-name="P20">analista orgànic</text:p>
            <text:p text:style-name="P20">provador/tester</text:p>
            <text:p text:style-name="P20">programador</text:p>
            <text:p text:style-name="P20">cap de projecte</text:p>
            <text:p text:style-name="P20">gerent</text:p>
            <text:p text:style-name="P20">especialista en seguretat</text:p>
            <text:p text:style-name="P20">DBA</text:p>
          </table:table-cell>
        </table:table-row>
      </table:table>
      <text:p text:style-name="P14"/>
      <text:p text:style-name="P1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">Planificació</text:p>
          </table:table-cell>
          <table:table-cell table:style-name="Tabla2.B1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8">Anàlisi</text:p>
          </table:table-cell>
          <table:table-cell table:style-name="Tabla2.B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8">Disseny</text:p>
          </table:table-cell>
          <table:table-cell table:style-name="Tabla2.B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8">Construcció</text:p>
          </table:table-cell>
          <table:table-cell table:style-name="Tabla2.B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8">Implantació</text:p>
          </table:table-cell>
          <table:table-cell table:style-name="Tabla2.B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8">Manteniment</text:p>
          </table:table-cell>
          <table:table-cell table:style-name="Tabla2.B2" office:value-type="string">
            <text:p text:style-name="P19"/>
          </table:table-cell>
        </table:table-row>
      </table:table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officeooo:rsid="000a7b6c" officeooo:paragraph-rsid="000a7b6c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officeooo:paragraph-rsid="000bc332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  <style:text-properties officeooo:paragraph-rsid="00126f87"/>
    </style:style>
    <style:style style:name="MP5" style:family="paragraph" style:parent-style-name="Footnote">
      <style:paragraph-properties fo:line-height="100%" style:snap-to-layout-grid="false"/>
    </style:style>
    <style:style style:name="MP6" style:family="paragraph" style:parent-style-name="Footnote">
      <style:text-properties fo:font-size="5pt" style:font-size-asian="5pt"/>
    </style:style>
    <style:style style:name="MT1" style:family="text">
      <style:text-properties officeooo:rsid="000bc332"/>
    </style:style>
    <style:style style:name="MT2" style:family="text">
      <style:text-properties officeooo:rsid="00146ddf"/>
    </style:style>
    <style:style style:name="MT3" style:family="text">
      <style:text-properties style:font-name="Arial" fo:font-size="9pt" style:font-size-asian="9pt" style:font-name-complex="Arial"/>
    </style:style>
    <style:style style:name="MT4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"><draw:image xlink:href="Pictures/1000000000000800000008002A3DBE1FADF0AD9C.jpg" xlink:type="simple" xlink:show="embed" xlink:actuate="onLoad" loext:mime-type="image/jpeg"/></draw:frame><text:span text:style-name="MT1">Entorns de desenvolupament</text:span>.</text:p>
              <text:p text:style-name="MP2"><text:span text:style-name="MT1">Desenvolupament de programari</text:span> <text:s text:c="2"/>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<text:span text:style-name="MT2">a</text:span></text:p>
            </table:table-cell>
            <table:table-cell table:style-name="Taula12.B1" office:value-type="string">
              <text:p text:style-name="MP5"><text:span text:style-name="MT3">Pàgina </text:span><text:span text:style-name="MT4"><text:page-number text:select-page="current">2</text:page-number></text:span><text:span text:style-name="MT4"><text:s/>de </text:span><text:span text:style-name="MT4"><text:page-count style:num-format="1">2</text:page-count></text:span></text:p>
            </table:table-cell>
          </table:table-row>
        </table:table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1</dc:title>
    <meta:initial-creator>Josep Vilardell</meta:initial-creator>
    <meta:creation-date>2011-09-13T17:29:00</meta:creation-date>
    <dc:date>2019-09-25T15:10:38.778103988</dc:date>
    <meta:print-date>2011-03-02T18:52:00</meta:print-date>
    <dc:language>ca-ES</dc:language>
    <meta:editing-cycles>50</meta:editing-cycles>
    <meta:editing-duration>PT10H25M47S</meta:editing-duration>
    <meta:document-statistic meta:table-count="4" meta:image-count="1" meta:object-count="0" meta:page-count="2" meta:paragraph-count="54" meta:word-count="268" meta:character-count="1824" meta:non-whitespace-character-count="1613"/>
    <meta:user-defined meta:name="Info 1"/>
    <meta:user-defined meta:name="Info 2"/>
    <meta:user-defined meta:name="Info 3"/>
    <meta:user-defined meta:name="Info 4"/>
  </office:meta>
</office:document-meta>
</file>